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17ee" officeooo:paragraph-rsid="000f17ee" style:font-weight-asian="bold" style:font-weight-complex="bold"/>
    </style:style>
    <style:style style:name="P2" style:family="paragraph" style:parent-style-name="Standard">
      <style:text-properties fo:font-weight="normal" officeooo:rsid="000f17ee" officeooo:paragraph-rsid="000f17e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MANAGER</text:p>
      <text:p text:style-name="P1"/>
      <text:p text:style-name="P1"/>
      <text:p text:style-name="P1">Propósito</text:p>
      <text:p text:style-name="P1"/>
      <text:p text:style-name="P2">A aplicação foi criada com o propósito de organizar as tarefas dos técnicos da empresa Tecban. As suas funções são:</text:p>
      <text:p text:style-name="P2">- Realizar atendimento às atms;</text:p>
      <text:p text:style-name="P2">- Manter um controle de peças que estão em seu poder;</text:p>
      <text:p text:style-name="P2">- Controlar a manutenção do carro de transporte como os outros equipamentos utilizados para o atendimento;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06:54:24.837686548</meta:creation-date>
    <dc:date>2024-12-21T07:01:36.031276736</dc:date>
    <meta:editing-duration>PT7M11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6" meta:word-count="55" meta:character-count="326" meta:non-whitespace-character-count="277"/>
  </office:meta>
</office:document-meta>
</file>